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DejaVu Sans Mono1" fo:font-size="10pt" style:font-size-asian="10pt" style:font-size-complex="10pt"/>
    </style:style>
    <text:list-style style:name="L1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L3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18 : Scilab non-windows binary perspective</text:h>
      <text:p text:style-name="P11"/>
      <text:p text:style-name="P1"/>
      <text:p text:style-name="P1">Title: Scilab non-windows binary perspective</text:p>
      <text:p text:style-name="P1">Version: 1</text:p>
      <text:p text:style-name="P1">Author: <text:s/>Sylvestre Ledru &lt;sylvestre.ledru@scilab.org&gt;</text:p>
      <text:p text:style-name="P1">Review: </text:p>
      <text:p text:style-name="P1">Commented: </text:p>
      <text:p text:style-name="P1">State: Draft</text:p>
      <text:p text:style-name="P1">Scilab-Version: Target: 5.2 or 5.3</text:p>
      <text:p text:style-name="P1">Vote:</text:p>
      <text:p text:style-name="P1">Created: Friday, February 23 2009</text:p>
      <text:p text:style-name="P11"/>
      <text:p text:style-name="P1"/>
      <text:h text:style-name="P15" text:outline-level="3">Abstract</text:h>
      <text:p text:style-name="P1">The aim of this SEP is to design new binaries.</text:p>
      <text:p text:style-name="P1"/>
      <text:h text:style-name="P15" text:outline-level="3">Rationale</text:h>
      <text:p text:style-name="P7"/>
      <text:p text:style-name="P8">Current Scilab binary</text:p>
      <text:p text:style-name="P2">The main way Scilab is distributed is as a big archive file containing every piece of Scilab.</text:p>
      <text:p text:style-name="P2">Under Linux/Mac OS X/Unix, the current procedure is pretty easy.</text:p>
      <text:list xml:id="list1865439354" text:style-name="L1">
        <text:list-item>
          <text:p text:style-name="P12">The configure call is enabling all the options (help, matio, umfpack, pvm...) available</text:p>
        </text:list-item>
        <text:list-item>
          <text:p text:style-name="P12">We are building everything</text:p>
        </text:list-item>
        <text:list-item>
          <text:p text:style-name="P12">In the distributed binary, all the modules are activated (and can be deactivated by the user)</text:p>
        </text:list-item>
      </text:list>
      <text:p text:style-name="P2"/>
      <text:p text:style-name="P8">Proposal</text:p>
      <text:p text:style-name="P2">Create three binaries:</text:p>
      <text:list xml:id="list827446460" text:style-name="L2">
        <text:list-item>
          <text:p text:style-name="P13"><text:span text:style-name="T1">classical </text:span>- The GUI application (equivalent to Scilab Standard Mode)</text:p>
        </text:list-item>
        <text:list-item>
          <text:p text:style-name="P13"><text:span text:style-name="T1">Advanced Command-Line Interpretor (ACLI)</text:span> - Interpretor in command line with the graphic capabilities available (equivalent to Scilab NW Mode)</text:p>
        </text:list-item>
        <text:list-item>
          <text:p text:style-name="P13"><text:span text:style-name="T1">Command-Line Interpretor (CLI) -</text:span> Interpretor in command line without the graphic or Tcl/Tk capabilities (faster) (equivalent to Scilab NWNI Mode)</text:p>
        </text:list-item>
      </text:list>
      <text:p text:style-name="P2"/>
      <text:p text:style-name="P3">Reasons</text:p>
      <text:p text:style-name="P5">There are a few reasons for this change:</text:p>
      <text:p text:style-name="P6">Facilitate the use of Scilab as a script engine</text:p>
      <text:p text:style-name="P2">ACLI and CLI will be updated in order to be able to call Scilab as an interpretor.</text:p>
      <text:p text:style-name="P5">As a consequence, executing a script starting <text:span text:style-name="T1">#!/usr/bin/scilab-cli</text:span> must launch the script into Scilab <text:soft-page-break/>(just like with Python, Perl or bash for example) with the appropriate flag (disabling the banner for example).</text:p>
      <text:p text:style-name="P5">This would enable scripts like:</text:p>
      <text:p text:style-name="P9">#!/usr/bin/scilab-cli</text:p>
      <text:p text:style-name="P9">disp(argv(0)+argv(1))</text:p>
      <text:p text:style-name="P4">Technical note <text:s/></text:p>
      <text:p text:style-name="P10">Scilab would have to be extended to handle this case in different ways:</text:p>
      <text:list xml:id="list1116016728" text:style-name="L3">
        <text:list-item>
          <text:p text:style-name="P14">Better management of the arguments</text:p>
        </text:list-item>
        <text:list-item>
          <text:p text:style-name="P14">Handle exit system code (See: <text:a xlink:type="simple" xlink:href="http://requestzilla.scilab.org/show_bug.cgi?id=505">http://requestzilla.scilab.org/show_bug.cgi?id=505</text:a>)</text:p>
        </text:list-item>
        <text:list-item>
          <text:p text:style-name="P14">Pipe management. This would enable things like "echo '<text:span text:style-name="T2">disp(1+2)'|scilab-cli</text:span>"</text:p>
        </text:list-item>
      </text:list>
      <text:p text:style-name="P6">Highlight the different possibility of Scilab (GUI, advanced command line, simple command line)</text:p>
      <text:p text:style-name="P5">For now, the existence and the behaviour of options -nw &amp; -nwni are not obvious for a new user. This would highlight this possibility without breaking the habit of our users.</text:p>
      <text:p text:style-name="P6">Improve the packaging capabilities of Scilab</text:p>
      <text:p text:style-name="P5"/>
      <text:p text:style-name="P5"/>
      <text:h text:style-name="P15" text:outline-level="3"><text:span text:style-name="Teletype"><text:span text:style-name="T3">Example Usage</text:span></text:span></text:h>
      <text:p text:style-name="P7"><text:span text:style-name="Teletype"><text:span text:style-name="T4"/></text:span></text:p>
      <text:h text:style-name="P15" text:outline-level="3">Changelog</text:h>
      <text:p text:style-name="P7"><text:tab/><text:span text:style-name="T5">1.0 – Sylvestre Ledru &lt;</text:span><text:a xlink:type="simple" xlink:href="mailto:sylvestre.ledru@scilab.org"><text:span text:style-name="T5">sylvestre.ledru@scilab.org</text:span></text:a><text:span text:style-name="T5">&gt; - Initial version</text:span></text:p>
      <text:h text:style-name="P15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4$Build-9376</meta:generator>
    <meta:creation-date>2009-02-19T11:45:45</meta:creation-date>
    <dc:date>2009-02-23T12:33:30</dc:date>
    <meta:editing-cycles>5</meta:editing-cycles>
    <meta:editing-duration>PT00H21M21S</meta:editing-duration>
    <meta:document-statistic meta:table-count="0" meta:image-count="0" meta:object-count="0" meta:page-count="2" meta:paragraph-count="45" meta:word-count="341" meta:character-count="2258"/>
    <meta:user-defined meta:name="Info 1"/>
    <meta:user-defined meta:name="Info 2"/>
    <meta:user-defined meta:name="Info 3"/>
    <meta:user-defined meta:name="Info 4"/>
  </office:meta>
</office:document-meta>
</file>